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kySymbols" svg:font-family="ConkySymbols" style:font-pitch="fixed"/>
    <style:font-face style:name="Digital-7 Mono" svg:font-family="'Digital-7 Mono'" style:font-pitch="fixed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Bring tha noize" svg:font-family="'Bring tha noiz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35e3" officeooo:paragraph-rsid="00234c82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f59ba" officeooo:paragraph-rsid="000f59ba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0f59ba" officeooo:paragraph-rsid="00112a46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193887" officeooo:paragraph-rsid="00193887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193887" officeooo:paragraph-rsid="0021b417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193887" officeooo:paragraph-rsid="002c5423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90952" officeooo:paragraph-rsid="00090952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90952" officeooo:paragraph-rsid="0018a671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90952" officeooo:paragraph-rsid="002c31ec"/>
    </style:style>
    <style:style style:name="P10" style:family="paragraph" style:parent-style-name="Standard">
      <style:text-properties fo:language="ru" fo:country="RU" officeooo:rsid="00090952" officeooo:paragraph-rsid="00090952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paragraph-rsid="00090952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paragraph-rsid="00107665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paragraph-rsid="000bd729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ru" fo:country="RU" officeooo:paragraph-rsid="00187474"/>
    </style:style>
    <style:style style:name="P15" style:family="paragraph" style:parent-style-name="Standard" style:list-style-name="L4">
      <style:paragraph-properties fo:text-align="justify" style:justify-single-word="false"/>
      <style:text-properties fo:language="ru" fo:country="RU" officeooo:paragraph-rsid="001c9fa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0a35e3" officeooo:paragraph-rsid="000a35e3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ru" fo:country="RU" officeooo:rsid="000a35e3" officeooo:paragraph-rsid="000a35e3"/>
    </style:style>
    <style:style style:name="P18" style:family="paragraph" style:parent-style-name="Standard">
      <style:text-properties fo:language="ru" fo:country="RU" officeooo:rsid="000a35e3" officeooo:paragraph-rsid="00275204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0b7819" officeooo:paragraph-rsid="000b7819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bd729" officeooo:paragraph-rsid="000bd729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11c951" officeooo:paragraph-rsid="0011c951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11c951" officeooo:paragraph-rsid="00187474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ru" fo:country="RU" officeooo:rsid="0011c951" officeooo:paragraph-rsid="0011c951"/>
    </style:style>
    <style:style style:name="P24" style:family="paragraph" style:parent-style-name="Standard" style:list-style-name="L3">
      <style:paragraph-properties fo:text-align="justify" style:justify-single-word="false"/>
      <style:text-properties fo:language="ru" fo:country="RU" officeooo:rsid="0011c951" officeooo:paragraph-rsid="00224196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1c951" officeooo:paragraph-rsid="0014bbb3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13f945" officeooo:paragraph-rsid="0013f94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14bbb3" officeooo:paragraph-rsid="0013f94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13c11a" officeooo:paragraph-rsid="0011c951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16cfb3" officeooo:paragraph-rsid="0016cfb3"/>
    </style:style>
    <style:style style:name="P30" style:family="paragraph" style:parent-style-name="Standard" style:list-style-name="L5">
      <style:paragraph-properties fo:text-align="justify" style:justify-single-word="false"/>
      <style:text-properties fo:language="ru" fo:country="RU" officeooo:rsid="0016cfb3" officeooo:paragraph-rsid="0016cfb3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1e1b68" officeooo:paragraph-rsid="001e1b68"/>
    </style:style>
    <style:style style:name="P32" style:family="paragraph" style:parent-style-name="Standard" style:list-style-name="L3">
      <style:paragraph-properties fo:text-align="justify" style:justify-single-word="false"/>
      <style:text-properties fo:language="ru" fo:country="RU" officeooo:rsid="002c0133" officeooo:paragraph-rsid="002c0133"/>
    </style:style>
    <style:style style:name="P33" style:family="paragraph" style:parent-style-name="Standard">
      <style:text-properties fo:language="ru" fo:country="RU" officeooo:rsid="00187474" officeooo:paragraph-rsid="00187474"/>
    </style:style>
    <style:style style:name="P34" style:family="paragraph" style:parent-style-name="Standard">
      <style:text-properties fo:language="ru" fo:country="RU" officeooo:rsid="002c5423" officeooo:paragraph-rsid="002c5423"/>
    </style:style>
    <style:style style:name="P35" style:family="paragraph" style:parent-style-name="Standard" style:list-style-name="L14">
      <style:text-properties fo:language="ru" fo:country="RU" officeooo:rsid="002c5423" officeooo:paragraph-rsid="002c5423"/>
    </style:style>
    <style:style style:name="P36" style:family="paragraph" style:parent-style-name="Standard" style:list-style-name="L16">
      <style:text-properties fo:language="ru" fo:country="RU" officeooo:rsid="002ed69b" officeooo:paragraph-rsid="002ed69b"/>
    </style:style>
    <style:style style:name="P37" style:family="paragraph" style:parent-style-name="Standard">
      <style:text-properties fo:language="ru" fo:country="RU" officeooo:rsid="002ed69b" officeooo:paragraph-rsid="002ed69b"/>
    </style:style>
    <style:style style:name="P38" style:family="paragraph" style:parent-style-name="Standard" style:list-style-name="L16">
      <style:text-properties fo:language="ru" fo:country="RU" officeooo:rsid="002f23e1" officeooo:paragraph-rsid="002f23e1"/>
    </style:style>
    <style:style style:name="P39" style:family="paragraph" style:parent-style-name="Standard" style:list-style-name="L6">
      <style:paragraph-properties fo:text-align="justify" style:justify-single-word="false"/>
      <style:text-properties officeooo:paragraph-rsid="00224196"/>
    </style:style>
    <style:style style:name="P40" style:family="paragraph" style:parent-style-name="Standard" style:list-style-name="L13">
      <style:paragraph-properties fo:text-align="justify" style:justify-single-word="false"/>
      <style:text-properties officeooo:paragraph-rsid="002c31ec"/>
    </style:style>
    <style:style style:name="P41" style:family="paragraph" style:parent-style-name="Standard" style:list-style-name="L13">
      <style:paragraph-properties fo:text-align="justify" style:justify-single-word="false"/>
      <style:text-properties officeooo:paragraph-rsid="002fc416"/>
    </style:style>
    <style:style style:name="P42" style:family="paragraph" style:parent-style-name="Standard">
      <style:text-properties fo:font-size="13pt" fo:font-weight="bold" officeooo:rsid="0027074e" officeooo:paragraph-rsid="0027074e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3pt" fo:language="ru" fo:country="RU" officeooo:rsid="000bd729" officeooo:paragraph-rsid="000bd729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fo:font-size="13pt" fo:language="ru" fo:country="RU" officeooo:paragraph-rsid="000bd729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fo:font-size="13pt" fo:language="ru" fo:country="RU" officeooo:rsid="0011c951" officeooo:paragraph-rsid="0011c951" style:font-size-asian="13pt" style:font-size-complex="13pt"/>
    </style:style>
    <style:style style:name="P46" style:family="paragraph" style:parent-style-name="Standard">
      <style:paragraph-properties fo:text-align="justify" style:justify-single-word="false"/>
      <style:text-properties fo:font-size="13pt" fo:language="ru" fo:country="RU" fo:font-weight="bold" officeooo:paragraph-rsid="000bd729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3pt" fo:language="ru" fo:country="RU" fo:font-weight="bold" officeooo:rsid="0014bbb3" officeooo:paragraph-rsid="0014bbb3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3pt" fo:language="ru" fo:country="RU" fo:font-weight="bold" officeooo:rsid="0013c11a" officeooo:paragraph-rsid="0013c11a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3pt" fo:language="ru" fo:country="RU" fo:font-weight="bold" officeooo:rsid="0013f945" officeooo:paragraph-rsid="002c0133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3pt" fo:language="ru" fo:country="RU" fo:font-weight="bold" officeooo:rsid="001ddf39" officeooo:paragraph-rsid="00187474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3pt" fo:language="ru" fo:country="RU" fo:font-weight="bold" officeooo:rsid="001f3311" officeooo:paragraph-rsid="001f3311" style:font-size-asian="13pt" style:font-weight-asian="bold" style:font-size-complex="13pt" style:font-weight-complex="bold"/>
    </style:style>
    <style:style style:name="P52" style:family="paragraph" style:parent-style-name="Standard">
      <style:text-properties fo:font-size="13pt" fo:language="ru" fo:country="RU" fo:font-weight="bold" officeooo:rsid="002c5423" officeooo:paragraph-rsid="002c5423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language="ru" fo:country="RU" fo:font-weight="bold" officeooo:rsid="00090952" officeooo:paragraph-rsid="00090952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language="ru" fo:country="RU" fo:font-weight="bold" officeooo:rsid="000a35e3" officeooo:paragraph-rsid="00224196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language="ru" fo:country="RU" fo:font-weight="bold" officeooo:rsid="000a35e3" officeooo:paragraph-rsid="0024e41f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language="ru" fo:country="RU" fo:font-weight="bold" officeooo:rsid="000a35e3" officeooo:paragraph-rsid="002c0133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language="ru" fo:country="RU" fo:font-weight="bold" officeooo:rsid="0024e41f" officeooo:paragraph-rsid="00262b11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ddf39" officeooo:paragraph-rsid="0021b41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e1b68" officeooo:paragraph-rsid="001e1b6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e1b68" officeooo:paragraph-rsid="001f331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e1b68" officeooo:paragraph-rsid="002c542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1c951" officeooo:paragraph-rsid="001e1b68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4bbb3" officeooo:paragraph-rsid="001e1b68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3c11a" officeooo:paragraph-rsid="001e1b6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3f945" officeooo:paragraph-rsid="001e1b6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ddf39" officeooo:paragraph-rsid="001e1b6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ddf39" officeooo:paragraph-rsid="002c0133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language="ru" fo:country="RU" fo:font-style="normal" fo:font-weight="normal" officeooo:rsid="000a35e3" officeooo:paragraph-rsid="002c013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weight="normal" officeooo:rsid="0027074e" officeooo:paragraph-rsid="002c0133" style:font-size-asian="12pt" style:font-weight-asian="normal" style:font-size-complex="12pt" style:font-weight-complex="normal"/>
    </style:style>
    <style:style style:name="P70" style:family="paragraph" style:parent-style-name="Standard" style:list-style-name="L6">
      <style:paragraph-properties fo:text-align="justify" style:justify-single-word="false"/>
      <style:text-properties officeooo:rsid="00234c82" officeooo:paragraph-rsid="00234c82"/>
    </style:style>
    <style:style style:name="P71" style:family="paragraph" style:parent-style-name="Standard">
      <style:paragraph-properties fo:text-align="justify" style:justify-single-word="false"/>
      <style:text-properties officeooo:rsid="00234c82" officeooo:paragraph-rsid="00234c82"/>
    </style:style>
    <style:style style:name="P72" style:family="paragraph" style:parent-style-name="Standard" style:list-style-name="L7">
      <style:paragraph-properties fo:text-align="justify" style:justify-single-word="false"/>
      <style:text-properties officeooo:rsid="00234c82" officeooo:paragraph-rsid="00234c82"/>
    </style:style>
    <style:style style:name="P73" style:family="paragraph" style:parent-style-name="Standard" style:list-style-name="L7">
      <style:paragraph-properties fo:text-align="justify" style:justify-single-word="false"/>
      <style:text-properties officeooo:rsid="00234c82" officeooo:paragraph-rsid="0024e41f"/>
    </style:style>
    <style:style style:name="P74" style:family="paragraph" style:parent-style-name="Standard" style:list-style-name="L7">
      <style:text-properties officeooo:paragraph-rsid="00234c82"/>
    </style:style>
    <style:style style:name="P75" style:family="paragraph" style:parent-style-name="Standard" style:list-style-name="L6">
      <style:text-properties officeooo:paragraph-rsid="00234c82"/>
    </style:style>
    <style:style style:name="P76" style:family="paragraph" style:parent-style-name="Standard" style:list-style-name="L9">
      <style:text-properties officeooo:paragraph-rsid="00262b11"/>
    </style:style>
    <style:style style:name="P77" style:family="paragraph" style:parent-style-name="Standard" style:list-style-name="L9">
      <style:text-properties officeooo:rsid="00262b11" officeooo:paragraph-rsid="00262b11"/>
    </style:style>
    <style:style style:name="P78" style:family="paragraph" style:parent-style-name="Standard">
      <style:text-properties officeooo:rsid="00262b11" officeooo:paragraph-rsid="00262b11"/>
    </style:style>
    <style:style style:name="P79" style:family="paragraph" style:parent-style-name="Standard" style:list-style-name="L10">
      <style:text-properties officeooo:rsid="00269f18" officeooo:paragraph-rsid="00269f18"/>
    </style:style>
    <style:style style:name="P80" style:family="paragraph" style:parent-style-name="Standard">
      <style:text-properties officeooo:rsid="00269f18" officeooo:paragraph-rsid="0027074e"/>
    </style:style>
    <style:style style:name="P81" style:family="paragraph" style:parent-style-name="Standard" style:list-style-name="L7">
      <style:paragraph-properties fo:text-align="justify" style:justify-single-word="false"/>
      <style:text-properties officeooo:rsid="00292d13" officeooo:paragraph-rsid="00292d13"/>
    </style:style>
    <style:style style:name="P82" style:family="paragraph" style:parent-style-name="Standard" style:list-style-name="L13">
      <style:paragraph-properties fo:text-align="justify" style:justify-single-word="false"/>
      <style:text-properties officeooo:rsid="002c31ec" officeooo:paragraph-rsid="002c31ec"/>
    </style:style>
    <style:style style:name="P83" style:family="paragraph" style:parent-style-name="Standard" style:list-style-name="L13">
      <style:paragraph-properties fo:text-align="justify" style:justify-single-word="false"/>
      <style:text-properties officeooo:rsid="002c31ec" officeooo:paragraph-rsid="002fc416"/>
    </style:style>
    <style:style style:name="P84" style:family="paragraph" style:parent-style-name="Standard">
      <style:paragraph-properties fo:text-align="justify" style:justify-single-word="false"/>
      <style:text-properties officeooo:rsid="002c31ec" officeooo:paragraph-rsid="002c31ec"/>
    </style:style>
    <style:style style:name="P85" style:family="paragraph" style:parent-style-name="Header">
      <style:text-properties fo:language="ru" fo:country="RU"/>
    </style:style>
    <style:style style:name="P86" style:family="paragraph" style:parent-style-name="Header">
      <style:text-properties fo:language="ru" fo:country="RU" officeooo:paragraph-rsid="0021b417"/>
    </style:style>
    <style:style style:name="P87" style:family="paragraph" style:parent-style-name="Preformatted_20_Text" style:list-style-name="L10">
      <style:text-properties officeooo:paragraph-rsid="00269f18"/>
    </style:style>
    <style:style style:name="P88" style:family="paragraph" style:parent-style-name="Preformatted_20_Text" style:list-style-name="L10">
      <style:text-properties officeooo:paragraph-rsid="0027074e"/>
    </style:style>
    <style:style style:name="P89" style:family="paragraph" style:parent-style-name="Preformatted_20_Text">
      <style:text-properties officeooo:rsid="0027074e" officeooo:paragraph-rsid="0027074e"/>
    </style:style>
    <style:style style:name="P90" style:family="paragraph" style:parent-style-name="Preformatted_20_Text" style:list-style-name="L11">
      <style:text-properties officeooo:paragraph-rsid="00275204"/>
    </style:style>
    <style:style style:name="P91" style:family="paragraph" style:parent-style-name="Preformatted_20_Text" style:list-style-name="L12">
      <style:text-properties officeooo:paragraph-rsid="00275204"/>
    </style:style>
    <style:style style:name="P92" style:family="paragraph" style:parent-style-name="Preformatted_20_Text" style:list-style-name="L10">
      <style:text-properties officeooo:rsid="00275204" officeooo:paragraph-rsid="00275204"/>
    </style:style>
    <style:style style:name="P93" style:family="paragraph" style:parent-style-name="Preformatted_20_Text">
      <style:text-properties fo:font-size="13pt" fo:font-style="normal" fo:font-weight="bold" officeooo:rsid="00275204" officeooo:paragraph-rsid="00275204" style:font-size-asian="13pt" style:font-style-asian="normal" style:font-weight-asian="bold" style:font-size-complex="13pt" style:font-style-complex="normal" style:font-weight-complex="bold"/>
    </style:style>
    <style:style style:name="P94" style:family="paragraph" style:parent-style-name="Preformatted_20_Text">
      <style:text-properties fo:font-size="13pt" fo:font-style="normal" fo:font-weight="bold" officeooo:rsid="00275204" officeooo:paragraph-rsid="00292d13" style:font-size-asian="13pt" style:font-style-asian="normal" style:font-weight-asian="bold" style:font-size-complex="13pt" style:font-style-complex="normal" style:font-weight-complex="bold"/>
    </style:style>
    <style:style style:name="P95" style:family="paragraph" style:parent-style-name="Preformatted_20_Text">
      <style:text-properties fo:font-size="13pt" fo:font-style="normal" fo:font-weight="normal" officeooo:rsid="00275204" officeooo:paragraph-rsid="00275204" style:font-size-asian="13pt" style:font-style-asian="normal" style:font-weight-asian="normal" style:font-size-complex="13pt" style:font-style-complex="normal" style:font-weight-complex="normal"/>
    </style:style>
    <style:style style:name="P96" style:family="paragraph" style:parent-style-name="Preformatted_20_Text">
      <style:text-properties fo:font-size="10.5pt" fo:font-weight="normal" officeooo:paragraph-rsid="00292d13" style:font-size-asian="10.5pt" style:font-weight-asian="normal" style:font-size-complex="10.5pt" style:font-weight-complex="normal"/>
    </style:style>
    <style:style style:name="P97" style:family="paragraph" style:parent-style-name="Preformatted_20_Text">
      <style:text-properties fo:font-size="10.5pt" fo:language="ru" fo:country="RU" fo:font-weight="normal" officeooo:rsid="000a35e3" officeooo:paragraph-rsid="002c0133" style:font-size-asian="10.5pt" style:font-weight-asian="normal" style:font-size-complex="10.5pt" style:font-weight-complex="normal"/>
    </style:style>
    <style:style style:name="P98" style:family="paragraph" style:parent-style-name="Preformatted_20_Text">
      <style:text-properties fo:font-size="10.5pt" fo:language="ru" fo:country="RU" fo:font-weight="normal" officeooo:rsid="000a35e3" officeooo:paragraph-rsid="002fa0bb" style:font-size-asian="10.5pt" style:font-weight-asian="normal" style:font-size-complex="10.5pt" style:font-weight-complex="normal"/>
    </style:style>
    <style:style style:name="P99" style:family="paragraph" style:parent-style-name="Preformatted_20_Text">
      <style:paragraph-properties fo:text-align="justify" style:justify-single-word="false"/>
      <style:text-properties fo:font-size="12pt" fo:language="ru" fo:country="RU" fo:font-style="normal" fo:font-weight="normal" officeooo:rsid="00275204" officeooo:paragraph-rsid="002c013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20951b" style:font-size-asian="10.5pt" style:font-size-complex="10.5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officeooo:rsid="00090952"/>
    </style:style>
    <style:style style:name="T5" style:family="text">
      <style:text-properties officeooo:rsid="000a35e3"/>
    </style:style>
    <style:style style:name="T6" style:family="text">
      <style:text-properties officeooo:rsid="000bd729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c31ec"/>
    </style:style>
    <style:style style:name="T9" style:family="text">
      <style:text-properties fo:language="ru" fo:country="RU" officeooo:rsid="002dff0c"/>
    </style:style>
    <style:style style:name="T10" style:family="text">
      <style:text-properties fo:language="ru" fo:country="RU" officeooo:rsid="002fc416"/>
    </style:style>
    <style:style style:name="T11" style:family="text">
      <style:text-properties officeooo:rsid="00112a46"/>
    </style:style>
    <style:style style:name="T12" style:family="text">
      <style:text-properties officeooo:rsid="0011c951"/>
    </style:style>
    <style:style style:name="T13" style:family="text">
      <style:text-properties officeooo:rsid="0013c11a"/>
    </style:style>
    <style:style style:name="T14" style:family="text">
      <style:text-properties officeooo:rsid="0013f9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4bbb3" style:font-weight-asian="bold" style:font-weight-complex="bold"/>
    </style:style>
    <style:style style:name="T17" style:family="text">
      <style:text-properties fo:font-weight="bold" officeooo:rsid="0013f945" style:font-weight-asian="bold" style:font-weight-complex="bold"/>
    </style:style>
    <style:style style:name="T18" style:family="text">
      <style:text-properties fo:font-weight="bold" officeooo:rsid="00187474" style:font-weight-asian="bold" style:font-weight-complex="bold"/>
    </style:style>
    <style:style style:name="T19" style:family="text">
      <style:text-properties fo:font-weight="bold" officeooo:rsid="00112a46" style:font-weight-asian="bold" style:font-weight-complex="bold"/>
    </style:style>
    <style:style style:name="T20" style:family="text">
      <style:text-properties fo:font-weight="bold" officeooo:rsid="000ef16c" style:font-weight-asian="bold" style:font-weight-complex="bold"/>
    </style:style>
    <style:style style:name="T21" style:family="text">
      <style:text-properties fo:font-weight="bold" officeooo:rsid="001f3311" style:font-weight-asian="bold" style:font-weight-complex="bold"/>
    </style:style>
    <style:style style:name="T22" style:family="text">
      <style:text-properties fo:font-weight="bold" officeooo:rsid="002c0133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4bbb3" style:font-style-asian="italic" style:font-style-complex="italic"/>
    </style:style>
    <style:style style:name="T25" style:family="text">
      <style:text-properties fo:font-style="italic" officeooo:rsid="00090952" style:font-style-asian="italic" style:font-style-complex="italic"/>
    </style:style>
    <style:style style:name="T26" style:family="text">
      <style:text-properties fo:font-style="italic" officeooo:rsid="000a35e3" style:font-style-asian="italic" style:font-style-complex="italic"/>
    </style:style>
    <style:style style:name="T27" style:family="text">
      <style:text-properties fo:font-style="italic" officeooo:rsid="00112a46" style:font-style-asian="italic" style:font-style-complex="italic"/>
    </style:style>
    <style:style style:name="T28" style:family="text">
      <style:text-properties fo:font-style="italic" officeooo:rsid="00119f29" style:font-style-asian="italic" style:font-style-complex="italic"/>
    </style:style>
    <style:style style:name="T29" style:family="text">
      <style:text-properties fo:font-style="italic" officeooo:rsid="00193887" style:font-style-asian="italic" style:font-style-complex="italic"/>
    </style:style>
    <style:style style:name="T30" style:family="text">
      <style:text-properties fo:font-style="italic" officeooo:rsid="000bd729" style:font-style-asian="italic" style:font-style-complex="italic"/>
    </style:style>
    <style:style style:name="T31" style:family="text">
      <style:text-properties fo:font-style="italic" officeooo:rsid="0011c951" style:font-style-asian="italic" style:font-style-complex="italic"/>
    </style:style>
    <style:style style:name="T32" style:family="text">
      <style:text-properties fo:font-style="italic" officeooo:rsid="0015ebb7" style:font-style-asian="italic" style:font-style-complex="italic"/>
    </style:style>
    <style:style style:name="T33" style:family="text">
      <style:text-properties fo:font-style="italic" officeooo:rsid="0013c11a" style:font-style-asian="italic" style:font-style-complex="italic"/>
    </style:style>
    <style:style style:name="T34" style:family="text">
      <style:text-properties fo:font-style="italic" officeooo:rsid="001abd76" style:font-style-asian="italic" style:font-style-complex="italic"/>
    </style:style>
    <style:style style:name="T35" style:family="text">
      <style:text-properties fo:font-style="italic" officeooo:rsid="00107665" style:font-style-asian="italic" style:font-style-complex="italic"/>
    </style:style>
    <style:style style:name="T36" style:family="text">
      <style:text-properties fo:font-style="italic" officeooo:rsid="001a9740" style:font-style-asian="italic" style:font-style-complex="italic"/>
    </style:style>
    <style:style style:name="T37" style:family="text">
      <style:text-properties fo:font-style="italic" officeooo:rsid="000ef16c" style:font-style-asian="italic" style:font-style-complex="italic"/>
    </style:style>
    <style:style style:name="T38" style:family="text">
      <style:text-properties fo:font-style="italic" fo:font-weight="normal" officeooo:rsid="000a35e3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officeooo:rsid="001e1b68" style:font-style-asian="italic" style:font-style-complex="italic"/>
    </style:style>
    <style:style style:name="T40" style:family="text">
      <style:text-properties fo:font-style="italic" fo:font-weight="bold" officeooo:rsid="00107665" style:font-style-asian="italic" style:font-weight-asian="bold" style:font-style-complex="italic" style:font-weight-complex="bold"/>
    </style:style>
    <style:style style:name="T41" style:family="text">
      <style:text-properties officeooo:rsid="0014bbb3"/>
    </style:style>
    <style:style style:name="T42" style:family="text">
      <style:text-properties fo:font-weight="normal" officeooo:rsid="0014bbb3" style:font-weight-asian="normal" style:font-weight-complex="normal"/>
    </style:style>
    <style:style style:name="T43" style:family="text">
      <style:text-properties fo:font-weight="normal" officeooo:rsid="0013f945" style:font-weight-asian="normal" style:font-weight-complex="normal"/>
    </style:style>
    <style:style style:name="T44" style:family="text">
      <style:text-properties officeooo:rsid="0015ebb7"/>
    </style:style>
    <style:style style:name="T45" style:family="text">
      <style:text-properties officeooo:rsid="00187474"/>
    </style:style>
    <style:style style:name="T46" style:family="text">
      <style:text-properties officeooo:rsid="0018a671"/>
    </style:style>
    <style:style style:name="T47" style:family="text">
      <style:text-properties officeooo:rsid="00193887"/>
    </style:style>
    <style:style style:name="T48" style:family="text">
      <style:text-properties officeooo:rsid="001a9740"/>
    </style:style>
    <style:style style:name="T49" style:family="text">
      <style:text-properties officeooo:rsid="001abd76"/>
    </style:style>
    <style:style style:name="T50" style:family="text">
      <style:text-properties officeooo:rsid="000d485d"/>
    </style:style>
    <style:style style:name="T51" style:family="text">
      <style:text-properties officeooo:rsid="00107665"/>
    </style:style>
    <style:style style:name="T52" style:family="text">
      <style:text-properties officeooo:rsid="000ef16c"/>
    </style:style>
    <style:style style:name="T53" style:family="text">
      <style:text-properties officeooo:rsid="001e1b68"/>
    </style:style>
    <style:style style:name="T54" style:family="text">
      <style:text-properties fo:font-size="13pt" officeooo:rsid="001f3311" style:font-size-asian="13pt" style:font-size-complex="13pt"/>
    </style:style>
    <style:style style:name="T55" style:family="text">
      <style:text-properties fo:font-size="13pt" fo:font-weight="bold" style:font-size-asian="13pt" style:font-weight-asian="bold" style:font-size-complex="13pt" style:font-weight-complex="bold"/>
    </style:style>
    <style:style style:name="T56" style:family="text">
      <style:text-properties fo:font-size="14pt" fo:font-weight="bold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187474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0ef16c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24e41f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18a671" style:font-size-asian="14pt" style:font-weight-asian="bold" style:font-size-complex="14pt" style:font-weight-complex="bold"/>
    </style:style>
    <style:style style:name="T6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2" style:family="text">
      <style:text-properties fo:font-size="12pt" fo:font-weight="normal" officeooo:rsid="0011c951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224196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24e41f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262b11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27074e" style:font-size-asian="12pt" style:font-weight-asian="normal" style:font-size-complex="12pt" style:font-weight-complex="normal"/>
    </style:style>
    <style:style style:name="T67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language="ru" fo:country="RU" fo:font-style="italic" fo:font-weight="normal" officeooo:rsid="00224196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size="12pt" fo:language="ru" fo:country="RU" fo:font-style="italic" fo:font-weight="normal" officeooo:rsid="0011c951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size="12pt" fo:language="ru" fo:country="RU" fo:font-style="italic" fo:font-weight="normal" officeooo:rsid="0024e41f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2" style:family="text">
      <style:text-properties fo:font-size="12pt" fo:language="ru" fo:country="RU" fo:font-weight="normal" officeooo:rsid="0011c951" style:font-size-asian="12pt" style:font-weight-asian="normal" style:font-size-complex="12pt" style:font-weight-complex="normal"/>
    </style:style>
    <style:style style:name="T73" style:family="text">
      <style:text-properties fo:font-size="12pt" fo:language="ru" fo:country="RU" fo:font-weight="normal" officeooo:rsid="00224196" style:font-size-asian="12pt" style:font-weight-asian="normal" style:font-size-complex="12pt" style:font-weight-complex="normal"/>
    </style:style>
    <style:style style:name="T74" style:family="text">
      <style:text-properties fo:font-size="12pt" fo:language="ru" fo:country="RU" fo:font-weight="normal" officeooo:rsid="0024e41f" style:font-size-asian="12pt" style:font-weight-asian="normal" style:font-size-complex="12pt" style:font-weight-complex="normal"/>
    </style:style>
    <style:style style:name="T75" style:family="text">
      <style:text-properties fo:font-size="12pt" fo:language="ru" fo:country="RU" fo:font-weight="normal" officeooo:rsid="00262b11" style:font-size-asian="12pt" style:font-weight-asian="normal" style:font-size-complex="12pt" style:font-weight-complex="normal"/>
    </style:style>
    <style:style style:name="T76" style:family="text">
      <style:text-properties fo:font-size="12pt" fo:language="ru" fo:country="RU" fo:font-weight="normal" officeooo:rsid="00269f18" style:font-size-asian="12pt" style:font-weight-asian="normal" style:font-size-complex="12pt" style:font-weight-complex="normal"/>
    </style:style>
    <style:style style:name="T77" style:family="text">
      <style:text-properties fo:font-size="12pt" fo:language="ru" fo:country="RU" fo:font-weight="normal" officeooo:rsid="0027074e" style:font-size-asian="12pt" style:font-weight-asian="normal" style:font-size-complex="12pt" style:font-weight-complex="normal"/>
    </style:style>
    <style:style style:name="T78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language="ru" fo:country="RU" fo:font-style="normal" fo:font-weight="normal" officeooo:rsid="0024e41f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language="ru" fo:country="RU" fo:font-style="normal" fo:font-weight="normal" officeooo:rsid="0011c95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82" style:family="text">
      <style:text-properties fo:font-size="12pt" fo:language="ru" fo:country="RU" fo:font-weight="bold" officeooo:rsid="00262b11" style:font-size-asian="12pt" style:font-weight-asian="bold" style:font-size-complex="12pt" style:font-weight-complex="bold"/>
    </style:style>
    <style:style style:name="T83" style:family="text">
      <style:text-properties officeooo:rsid="0024e41f"/>
    </style:style>
    <style:style style:name="T84" style:family="text">
      <style:text-properties style:font-name="Liberation Serif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Liberation Serif" fo:font-size="12pt" fo:language="ru" fo:country="RU" fo:font-style="italic" fo:font-weight="normal" officeooo:rsid="00269f18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Liberation Serif" fo:font-size="12pt" fo:language="ru" fo:country="RU" fo:font-style="italic" fo:font-weight="normal" officeooo:rsid="0027074e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Liberation Serif" fo:font-size="12pt" fo:language="ru" fo:country="RU" fo:font-style="italic" fo:font-weight="normal" officeooo:rsid="00275204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language="ru" fo:country="RU" fo:font-weight="normal" officeooo:rsid="00269f18" style:font-size-asian="12pt" style:font-weight-asian="normal" style:font-size-complex="12pt" style:font-weight-complex="normal"/>
    </style:style>
    <style:style style:name="T90" style:family="text">
      <style:text-properties style:font-name="Liberation Serif" fo:font-size="12pt" fo:language="ru" fo:country="RU" fo:font-weight="normal" officeooo:rsid="0027074e" style:font-size-asian="12pt" style:font-weight-asian="normal" style:font-size-complex="12pt" style:font-weight-complex="normal"/>
    </style:style>
    <style:style style:name="T91" style:family="text">
      <style:text-properties style:font-name="Liberation Serif" fo:font-size="12pt" fo:language="ru" fo:country="RU" fo:font-weight="normal" officeooo:rsid="00275204" style:font-size-asian="12pt" style:font-weight-asian="normal" style:font-size-complex="12pt" style:font-weight-complex="normal"/>
    </style:style>
    <style:style style:name="T92" style:family="text">
      <style:text-properties style:font-name="Liberation Serif" fo:font-size="12pt" fo:language="ru" fo:country="RU" fo:font-weight="normal" officeooo:rsid="00292d13" style:font-size-asian="12pt" style:font-weight-asian="normal" style:font-size-complex="12pt" style:font-weight-complex="normal"/>
    </style:style>
    <style:style style:name="T93" style:family="text">
      <style:text-properties style:font-name="Liberation Serif" fo:font-size="12pt" fo:language="ru" fo:country="RU" fo:font-style="normal" fo:font-weight="normal" officeooo:rsid="0027074e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iberation Serif" fo:font-size="12pt" fo:language="ru" fo:country="RU" fo:font-style="normal" fo:font-weight="normal" officeooo:rsid="00269f18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iberation Serif" fo:font-size="12pt" fo:language="ru" fo:country="RU" fo:font-style="normal" fo:font-weight="normal" officeooo:rsid="00292d13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iberation Serif" fo:font-size="12pt" fo:language="ru" fo:country="RU" fo:font-style="normal" fo:font-weight="normal" officeooo:rsid="00275204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Serif" fo:font-size="12pt" fo:font-style="italic" officeooo:rsid="00275204" style:font-size-asian="12pt" style:font-style-asian="italic" style:font-size-complex="12pt" style:font-style-complex="italic"/>
    </style:style>
    <style:style style:name="T98" style:family="text">
      <style:text-properties style:font-name="Liberation Serif" fo:font-size="12pt" fo:font-style="normal" officeooo:rsid="00292d13" style:font-size-asian="12pt" style:font-style-asian="normal" style:font-size-complex="12pt" style:font-style-complex="normal"/>
    </style:style>
    <style:style style:name="T99" style:family="text">
      <style:text-properties style:font-name="Liberation Serif" fo:font-size="12pt" fo:font-style="normal" officeooo:rsid="00275204" style:font-size-asian="12pt" style:font-style-asian="normal" style:font-size-complex="12pt" style:font-style-complex="normal"/>
    </style:style>
    <style:style style:name="T100" style:family="text">
      <style:text-properties style:font-name="Liberation Serif" fo:font-size="12pt" fo:font-style="normal" officeooo:rsid="002c0133" style:font-size-asian="12pt" style:font-style-asian="normal" style:font-size-complex="12pt" style:font-style-complex="normal"/>
    </style:style>
    <style:style style:name="T101" style:family="text">
      <style:text-properties style:font-name="Liberation Serif" fo:language="ru" fo:country="RU"/>
    </style:style>
    <style:style style:name="T102" style:family="text">
      <style:text-properties style:font-name="Liberation Serif" fo:language="ru" fo:country="RU" officeooo:rsid="00262b11"/>
    </style:style>
    <style:style style:name="T103" style:family="text">
      <style:text-properties style:font-name="Liberation Serif" fo:language="ru" fo:country="RU" fo:font-weight="normal" style:font-weight-asian="normal" style:font-weight-complex="normal"/>
    </style:style>
    <style:style style:name="T104" style:family="text">
      <style:text-properties style:font-name="Liberation Serif" fo:language="ru" fo:country="RU" fo:font-weight="normal" officeooo:rsid="00292d13" style:font-weight-asian="normal" style:font-weight-complex="normal"/>
    </style:style>
    <style:style style:name="T105" style:family="text">
      <style:text-properties style:font-name="Liberation Serif" fo:language="ru" fo:country="RU" fo:font-style="italic" officeooo:rsid="00275204" style:font-style-asian="italic" style:font-style-complex="italic"/>
    </style:style>
    <style:style style:name="T106" style:family="text">
      <style:text-properties style:font-name="Liberation Serif" fo:language="ru" fo:country="RU" fo:font-style="italic" fo:font-weight="normal" officeooo:rsid="00292d13" style:font-style-asian="italic" style:font-weight-asian="normal" style:font-style-complex="italic" style:font-weight-complex="normal"/>
    </style:style>
    <style:style style:name="T107" style:family="text">
      <style:text-properties style:font-name="Liberation Serif" fo:font-size="13pt" fo:font-style="normal" officeooo:rsid="00275204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fo:font-weight="bold" officeooo:rsid="00275204" style:font-size-asian="13pt" style:font-style-asian="normal" style:font-weight-asian="bold" style:font-size-complex="13pt" style:font-style-complex="normal" style:font-weight-complex="bold"/>
    </style:style>
    <style:style style:name="T109" style:family="text">
      <style:text-properties style:font-name="Liberation Serif" fo:font-size="13pt" fo:font-style="normal" fo:font-weight="bold" officeooo:rsid="00262b11" style:font-size-asian="13pt" style:font-style-asian="normal" style:font-weight-asian="bold" style:font-size-complex="13pt" style:font-style-complex="normal" style:font-weight-complex="bold"/>
    </style:style>
    <style:style style:name="T110" style:family="text">
      <style:text-properties style:font-name="Liberation Serif" fo:font-size="13pt" fo:font-style="normal" fo:font-weight="normal" officeooo:rsid="00275204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style:font-name="Liberation Serif" fo:font-style="normal" officeooo:rsid="00262b11" style:font-style-asian="normal" style:font-style-complex="normal"/>
    </style:style>
    <style:style style:name="T112" style:family="text">
      <style:text-properties style:font-name="Liberation Serif" fo:font-style="normal" officeooo:rsid="00275204" style:font-style-asian="normal" style:font-style-complex="normal"/>
    </style:style>
    <style:style style:name="T113" style:family="text">
      <style:text-properties style:font-name="Liberation Serif" fo:font-style="normal" officeooo:rsid="00292d13" style:font-style-asian="normal" style:font-style-complex="normal"/>
    </style:style>
    <style:style style:name="T114" style:family="text">
      <style:text-properties style:font-name="Liberation Serif" fo:font-style="normal" officeooo:rsid="002c0133" style:font-style-asian="normal" style:font-style-complex="normal"/>
    </style:style>
    <style:style style:name="T115" style:family="text">
      <style:text-properties style:font-name="Liberation Serif" officeooo:rsid="00262b11"/>
    </style:style>
    <style:style style:name="T116" style:family="text">
      <style:text-properties style:font-name="Liberation Serif" officeooo:rsid="0024e41f"/>
    </style:style>
    <style:style style:name="T117" style:family="text">
      <style:text-properties style:font-name="Liberation Serif" fo:font-style="italic" officeooo:rsid="00275204" style:font-style-asian="italic" style:font-style-complex="italic"/>
    </style:style>
    <style:style style:name="T118" style:family="text">
      <style:text-properties officeooo:rsid="00292d13"/>
    </style:style>
    <style:style style:name="T119" style:family="text">
      <style:text-properties officeooo:rsid="002c0133"/>
    </style:style>
    <style:style style:name="T120" style:family="text">
      <style:text-properties officeooo:rsid="002c0133" fo:background-color="transparent"/>
    </style:style>
    <style:style style:name="T121" style:family="text">
      <style:text-properties officeooo:rsid="002c5423"/>
    </style:style>
    <style:style style:name="T122" style:family="text">
      <style:text-properties officeooo:rsid="002ed69b"/>
    </style:style>
    <style:style style:name="T123" style:family="text">
      <style:text-properties officeooo:rsid="002f23e1"/>
    </style:style>
    <style:style style:name="T124" style:family="text">
      <style:text-properties officeooo:rsid="002fc4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48">0. </text:span>Введение.</text:p>
      <text:p text:style-name="P9"><text:tab/>Проект <text:span text:style-name="T23">Андроид-Мыш</text:span>ь позволяет использовать ваш телефон, под управлением ОС Андроид, в качестве беспроводной блютус-мыши. Этот документ описывает структуру проекта и <text:span text:style-name="T53">объясняет</text:span> методы работы его <text:span text:style-name="T124">реализацию</text:span>. </text:p>
      <text:list xml:id="list4276835233916908377" text:style-name="L13">
        <text:list-header>
          <text:p text:style-name="P82"><text:span text:style-name="T8"/></text:p>
        </text:list-header>
      </text:list>
      <text:p text:style-name="P84"><text:span text:style-name="T7"><text:tab/>Проект примечателен тем, что не требует </text:span><text:span text:style-name="T10">установки </text:span><text:span text:style-name="T7">стороннего программного обеспечения на компьютере с которым будет взаимодействовать, то есть на компьютер не надо устанавливать каких либо программ для правильной работы проекта.</text:span><text:span text:style-name="T10">Это </text:span><text:span text:style-name="T7">означает что телефон с установленн</text:span><text:span text:style-name="T10">ой программой</text:span><text:span text:style-name="T7"> «Андоид-Мышь» будет взаимодействовать с любой ОС, что делает его универсальным решением для дистанционного позиционирования мыши. </text:span><text:span text:style-name="T9">Также нужно отметить удобство управления курсором, для перемещения которого требуется одна рука.</text:span></text:p>
      <text:p text:style-name="P84"><text:span text:style-name="T9"/></text:p>
      <text:list xml:id="list214249584769162" text:continue-numbering="true" text:style-name="L13">
        <text:list-item>
          <text:p text:style-name="P41"><text:span text:style-name="T8">Скачать исходный код можно по этой ссылке: </text:span></text:p>
          <text:p text:style-name="P41"><text:a xlink:type="simple" xlink:href="https://github.com/Arseny-N/Android2Mouse/archive/master.zip"><text:span text:style-name="T8">https://github.com/Arseny-N/Android2Mouse/archive/master.zip</text:span></text:a><text:span text:style-name="T8"> .</text:span></text:p>
        </text:list-item>
        <text:list-item>
          <text:p text:style-name="P41"><text:span text:style-name="T8">Узнать больше о процессе установки можно пройдя по этой ссылке: </text:span></text:p>
          <text:p text:style-name="P41"><text:a xlink:type="simple" xlink:href="http://arseny-n.github.io/Android2Mouse/doc/howTo.html"><text:span text:style-name="T8">http://arseny-n.github.io/Android2Mouse/doc/howTo.html</text:span></text:a><text:span text:style-name="T8"> . </text:span></text:p>
        </text:list-item>
        <text:list-item>
          <text:p text:style-name="P41"><text:span text:style-name="T8">Увидеть пример применения данного проекта на практике можно пройдя по этой ссылке: </text:span><text:a xlink:type="simple" xlink:href="http://arseny-n.github.io/Android2Mouse/doc/index.html"><text:span text:style-name="T8">http://arseny-n.github.io/Android2Mouse/doc/index.html</text:span></text:a><text:span text:style-name="T8"> . </text:span></text:p>
        </text:list-item>
        <text:list-item>
          <text:p text:style-name="P83"><text:span text:style-name="T7">Просмотреть код можно пройдя по этой ссылке:</text:span></text:p>
          <text:p text:style-name="P83"><text:a xlink:type="simple" xlink:href="https://github.com/Arseny-N/Android2Mouse"><text:span text:style-name="T9">https://github.com/Arseny-N/Android2Mouse</text:span></text:a><text:span text:style-name="T9"> .</text:span></text:p>
        </text:list-item>
      </text:list>
      <text:p text:style-name="P7"/>
      <text:p text:style-name="P31"><text:span text:style-name="T55">0.1 Оглавление.</text:span></text:p>
      <text:p text:style-name="P59"><text:tab/>0. Введение.</text:p>
      <text:p text:style-name="P59"><text:tab/><text:tab/>0.1 Оглавление.</text:p>
      <text:p text:style-name="P59"><text:span text:style-name="T121"><text:tab/><text:tab/>0.2 Цель проекта.</text:span></text:p>
      <text:p text:style-name="P61"><text:span text:style-name="T121"><text:tab/><text:tab/>0.3 Результат.</text:span></text:p>
      <text:p text:style-name="P59"><text:tab/>1. Подробнее о Bluetooth.</text:p>
      <text:p text:style-name="P60"><text:tab/><text:tab/><text:span text:style-name="T54">1.1 HIDP.</text:span></text:p>
      <text:p text:style-name="P59"><text:span text:style-name="T45"><text:tab/><text:tab/>1.1 </text:span><text:span text:style-name="T35">SDP</text:span><text:span text:style-name="T51">.</text:span></text:p>
      <text:p text:style-name="P59"><text:span text:style-name="T45"><text:tab/><text:tab/>1.2 Код класса.</text:span></text:p>
      <text:p text:style-name="P59"><text:span text:style-name="T45"><text:tab/><text:tab/>1.</text:span>3<text:span text:style-name="T45"> L2CAP.</text:span></text:p>
      <text:p text:style-name="P62"><text:span text:style-name="T45"><text:tab/>2 Структура проекта.</text:span></text:p>
      <text:p text:style-name="P63"><text:span text:style-name="T45"><text:tab/><text:tab/>2.1 hidp_clientd.</text:span></text:p>
      <text:p text:style-name="P64"><text:span text:style-name="T45"><text:tab/><text:tab/>2.2 Г</text:span>рафический интерфейс.</text:p>
      <text:p text:style-name="P65"><text:span text:style-name="T45"><text:tab/><text:tab/>2.3 И</text:span>зменщик атрибутов.</text:p>
      <text:p text:style-name="P66"><text:tab/><text:tab/>2.4 Обычный сеанс.</text:p>
      <text:p text:style-name="P67"><text:tab/><text:span text:style-name="T83">3 Описание процесса разработки, установки и </text:span><text:span text:style-name="T112">компиляции</text:span><text:span text:style-name="T111">.</text:span></text:p>
      <text:p text:style-name="P69"><text:span text:style-name="T7"><text:tab/><text:tab/>3.1 Использованные <text:s/>программы.</text:span></text:p>
      <text:p text:style-name="P99"><text:span text:style-name="T115"><text:tab/><text:tab/>3.2 Процесс разработки.</text:span></text:p>
      <text:p text:style-name="P99"><text:span text:style-name="T115"><text:tab/><text:tab/>3.3 Процесс компиляции.</text:span></text:p>
      <text:p text:style-name="P99"><text:span text:style-name="T115"><text:tab/><text:tab/>3.4 Процесс установки.</text:span></text:p>
      <text:p text:style-name="P68"><text:span text:style-name="T116"><text:tab/>4 Описание файлов проекта.</text:span></text:p>
      <text:p text:style-name="P66"><text:tab/><text:span text:style-name="T119">5 Ссылки на использованную литературу.</text:span></text:p>
      <text:p text:style-name="P66"><text:tab/><text:tab/></text:p>
      <text:p text:style-name="P66"/>
      <text:p text:style-name="P66"/>
      <text:p text:style-name="P66"><text:soft-page-break/></text:p>
      <text:p text:style-name="P66"/>
      <text:p text:style-name="P66"/>
      <text:p text:style-name="P52">0.2 Цель проекта.</text:p>
      <text:p text:style-name="P34"><text:tab/>Проект ставил перед собою цель сделать максимально удобный манипулятор заменяющий классическую мышь, которая при некоторых обстоятельствах не удобна. Данный манипулятор должен был отвечать следующим критериям: </text:p>
      <text:list xml:id="list862032069688009918" text:style-name="L14">
        <text:list-item>
          <text:p text:style-name="P35">Не требовать плоскости для передвижения курсора.</text:p>
        </text:list-item>
        <text:list-item>
          <text:p text:style-name="P35">Умещаться в одной руке и быть полностью управляемым ею.</text:p>
        </text:list-item>
        <text:list-item>
          <text:p text:style-name="P35">Не иметь привязок к какой либо ОС.</text:p>
        </text:list-item>
      </text:list>
      <text:p text:style-name="P52">0.3 Результат.</text:p>
      <text:p text:style-name="P34"><text:tab/>Результатом данного проекта является набор программ отвечающий всем поставленным требованиям.</text:p>
      <text:p text:style-name="P10"/>
      <text:p text:style-name="P10"/>
      <text:p text:style-name="P10"/>
      <text:p text:style-name="P10"/>
      <text:p text:style-name="P10"/>
      <text:p text:style-name="P10"/>
      <text:p text:style-name="P33"><text:span text:style-name="T56">1 Подробнее о </text:span><text:span text:style-name="T60">Bluetooth</text:span><text:span text:style-name="T56">.</text:span></text:p>
      <text:p text:style-name="P8"><text:tab/>Чтобы полнее понять то, как <text:span text:style-name="T23">Андроид-мышь</text:span> выполняет свою работу, читатель должен быть ознакомлен с <text:s/>принципами <text:span text:style-name="T53">технологии</text:span> <text:span text:style-name="T46">Bluetooth</text:span>. Эта часть документа <text:span text:style-name="T53">посещена</text:span> <text:s/>введению читателя в эту среду. Напомним, что документ ставит перед собой цель описать структуру проекта <text:span text:style-name="T23">Андроид-Мышь</text:span>, а не принципы работы <text:span text:style-name="T29">Bluetooth</text:span>, поэтому многое будет <text:span text:style-name="T53">упрощено</text:span> или <text:span text:style-name="T53">упущено</text:span> в силу своей малой значимости <text:span text:style-name="T47">в данном контексте</text:span>. <text:span text:style-name="T6">На протяжении всего документа автор будет отсылать читателя к этой секции, т.к. технологии и термины описанные здесь являются ключевыми в работе программы.</text:span></text:p>
      <text:p text:style-name="P51">1.1 HIDP</text:p>
      <text:p text:style-name="P11"><text:span text:style-name="T4"><text:tab/>Любое </text:span><text:span text:style-name="T39">периферийное</text:span><text:span text:style-name="T4"> устройство, которое использует в виде канала связи </text:span><text:span text:style-name="T25">Bluetooth</text:span><text:span text:style-name="T4">, должно отвечать спецификации </text:span><text:span text:style-name="T25">HIDP (</text:span><text:bookmark text:name="Human Interface Device Profile"/><text:span text:style-name="T23">Human Interface Device Profile</text:span><text:span text:style-name="T26">)</text:span><text:span text:style-name="T5">. Данная спецификация описывает протоколы ,которые должно использовать устройство, и вводит некоторые критерии. Спецификация был создана с опорой на схожий стандарт </text:span><text:span text:style-name="T38">USB</text:span><text:span text:style-name="T5">, также направленный на периферийные устройства. В нашем случае, мы будем рассматривать критерии выдвигаемые к </text:span><text:span text:style-name="T26">Bluetooth</text:span><text:span text:style-name="T5"> мыши. </text:span></text:p>
      <text:p text:style-name="P16"><text:tab/>Чтобы устройство <text:span text:style-name="T53">распознавалось</text:span> как мышь и могло выполнять роль таковой оно должно: </text:p>
      <text:list xml:id="list8040224459565369235" text:style-name="L1">
        <text:list-item>
          <text:p text:style-name="P17">Иметь соответствующий <text:span text:style-name="T27">SDP</text:span> рекорд.</text:p>
        </text:list-item>
        <text:list-item>
          <text:p text:style-name="P19">Иметь айди класса соответствующий нужному устройству.</text:p>
        </text:list-item>
        <text:list-item>
          <text:p text:style-name="P19">Должно уметь установить <text:span text:style-name="T27">L2CAP</text:span><text:span text:style-name="T11"> </text:span>связь с <text:span text:style-name="T28">х</text:span><text:span text:style-name="T23">остом*.</text:span> </text:p>
          <text:p text:style-name="P19"/>
        </text:list-item>
      </text:list>
      <text:p text:style-name="P6">* <text:span text:style-name="T1">Далее мы будем использовать термин </text:span><text:span text:style-name="T3">хост</text:span><text:span text:style-name="T1"> в качестве обозначения компьютера с которым взаимодействует </text:span><text:span text:style-name="T3">Андроид-мышь</text:span><text:span text:style-name="T1">, такое обозначение встречается в разных спецификациях </text:span><text:span text:style-name="T2">Bluetooth</text:span><text:span text:style-name="T1"> и удобно в силу своей лаконичности.</text:span></text:p>
      <text:p text:style-name="P6"><text:span text:style-name="T1"/></text:p>
      <text:p text:style-name="P20"><text:soft-page-break/>Первый и последний пункты являются ключевыми, без их выполнения устройство не сможет выполнять поставленных перед ним задач, выполнение второго пункта зависит от<text:span text:style-name="T23"> </text:span><text:span text:style-name="T28">хоста</text:span>, но в общем случае его выполнением пренебрегать не стоит. Далее мы подробно рассмотрим каждый пункт.</text:p>
      <text:p text:style-name="P20"/>
      <text:p text:style-name="P43"><text:span text:style-name="T18">1.</text:span><text:span text:style-name="T21">2</text:span><text:span text:style-name="T18"> </text:span><text:span text:style-name="T40">SDP</text:span><text:span text:style-name="T15">.</text:span></text:p>
      <text:p text:style-name="P12"><text:span text:style-name="T6"><text:tab/></text:span><text:span text:style-name="T30">SDP</text:span><text:span text:style-name="T6"> протокол даёт возможность</text:span> приложени<text:span text:style-name="T6">ям</text:span> выясн<text:span text:style-name="T6">ять,</text:span> <text:span text:style-name="T6">какие сервисы устройства доступны и их характеристики. Мы не будем подробно описывать </text:span><text:span text:style-name="T35">SDP</text:span><text:span text:style-name="T51"> протокол, ограничимся только кратким изложением его сути. Любое устройство предоставляющие какие либо сервисы </text:span><text:span text:style-name="T27">Bluetooth</text:span><text:span text:style-name="T50"> должно иметь </text:span><text:span text:style-name="T27">SDP</text:span><text:span text:style-name="T11"> сервер, который по запросу другого устройства будет отправлять списки сервисов и их характеристики запросчику. По сути все обыденные функции выполняемые </text:span><text:span text:style-name="T27">B</text:span><text:span text:style-name="T29">l</text:span><text:span text:style-name="T27">uetooth</text:span><text:span text:style-name="T50"> устройством описываются такими записями. </text:span><text:span text:style-name="T27">SDP</text:span><text:span text:style-name="T50"> </text:span><text:span text:style-name="T120">запись</text:span><text:span text:style-name="T50"> устройства соответствующего спецификации </text:span><text:span text:style-name="T27">HIDP</text:span><text:span text:style-name="T50"> довольно сложена, упомянем тут только о специальном поле, именуемое в спецификации как </text:span><text:span text:style-name="T27">HID</text:span><text:span text:style-name="T52"> запись. Схожесть в названии не случайна, как было сказано ранее </text:span><text:span text:style-name="T27">HIDP</text:span><text:span text:style-name="T52"> берёт свой корни из </text:span><text:span text:style-name="T27">USB</text:span><text:span text:style-name="T52">, там <text:s text:c="2"/>запись <text:s/>играет туже роль что и в Bluetooth — описывает устройство и структуру пакета посылаемого устройством при появлении информации. Если объяснить на примере </text:span><text:span text:style-name="T36">HID</text:span><text:span text:style-name="T52"> рекорд говорит следующие — «Это устройство - мышь, у неё три кнопки, в первых двух байтах будет информация о её нахождении, а в последнем информация о состоянии её кнопок». </text:span></text:p>
      <text:p text:style-name="P12"/>
      <text:p text:style-name="P12"/>
      <text:p text:style-name="P46"><text:span text:style-name="T45">1.3 Код класса.</text:span></text:p>
      <text:p text:style-name="P13"><text:span text:style-name="T52"><text:tab/>Любое</text:span><text:span text:style-name="T37"> </text:span><text:span text:style-name="T27">Bluetooth</text:span><text:span text:style-name="T52"> устрйство имеет некоторые атрибуты, которые считываются при его обнаружении, одним из таких являться код (тут речь идёт о более низком уровне, нежели </text:span><text:span text:style-name="T36">SDP</text:span><text:span text:style-name="T48">, <text:s/>путать эти атрибуты с атрибутами в </text:span><text:span text:style-name="T36"><text:s/>SDP</text:span><text:span text:style-name="T48"> рекорде не стоит). Его предназначение — дать возможность ОС быстро выяснять тип обнаруженного устройства.</text:span></text:p>
      <text:p text:style-name="P44"><text:span text:style-name="T18">1.</text:span><text:span text:style-name="T21">4</text:span><text:span text:style-name="T18"> </text:span><text:span text:style-name="T19">L2CAP</text:span><text:span text:style-name="T20">.</text:span></text:p>
      <text:p text:style-name="P3"><text:span text:style-name="T52"><text:tab/></text:span><text:span text:style-name="T37">L2CAP</text:span><text:span text:style-name="T52"> </text:span>протокол <text:span text:style-name="T53">предоставляет</text:span> услуги по работе с данными, в <text:span text:style-name="T11">Bluetooth</text:span> он является основой для более высокоуровневых протоколов типа <text:span text:style-name="T11">HIDP</text:span>. Если привести аналогию с <text:span text:style-name="T11">TCP:</text:span> «<text:span text:style-name="T11">IP</text:span> адрес<text:span text:style-name="T48">ом» </text:span>устройства <text:span text:style-name="T48">является </text:span><text:s/><text:span text:style-name="T27">MAC</text:span>, а <text:span text:style-name="T48">«</text:span>порт<text:span text:style-name="T48">ами»</text:span> <text:span text:style-name="T48">являются каналы. У каждого канала есть свой номер или </text:span><text:span text:style-name="T27">PMS</text:span>. Периферийное <text:span text:style-name="T53">устройство</text:span> желающие установить связь с неким хостом и начать трансляцию пакетов должно, согласно спецификации <text:span text:style-name="T27">HIDP</text:span>, открыть два канала с <text:span text:style-name="T27">PSM</text:span> равными 0<text:span text:style-name="T11">x</text:span>13 и 0<text:span text:style-name="T11">x</text:span>12.</text:p>
      <text:p text:style-name="P2"/>
      <text:p text:style-name="P21"><text:span text:style-name="T57"/></text:p>
      <text:p text:style-name="P21"><text:span text:style-name="T57">2 </text:span><text:span text:style-name="T58">С</text:span><text:span text:style-name="T56">труктура проекта.</text:span></text:p>
      <text:p text:style-name="P21"><text:tab/>В этой секции документа читатель будет ознакомлен основными частями проекта и с причинами такого <text:span text:style-name="T53">деления. Также в конце для большей ясности мы опишем сеанс работы с данным проектом.</text:span></text:p>
      <text:p text:style-name="P21"/>
      <text:p text:style-name="P22">“<text:span text:style-name="T23">Андроид-мышь</text:span>” можно разделить на три основные части<text:span text:style-name="T45">.</text:span></text:p>
      <text:list xml:id="list7267654770603054008" text:style-name="L2">
        <text:list-item>
          <text:p text:style-name="P14"><text:span text:style-name="T31">hidp_clientd</text:span><text:span text:style-name="T12"> или </text:span><text:span text:style-name="T31">демон</text:span><text:span text:style-name="T12"> (расшифровку термина см. ниже).</text:span></text:p>
        </text:list-item>
      </text:list>
      <text:list xml:id="list845607851181654257" text:style-name="L3">
        <text:list-item>
          <text:p text:style-name="P23">Графический интерфейс.</text:p>
        </text:list-item>
        <text:list-item>
          <text:p text:style-name="P32">Attribute Changer.</text:p>
          <text:p text:style-name="P23"><text:soft-page-break/></text:p>
        </text:list-item>
      </text:list>
      <text:p text:style-name="P26">Чтобы более полно <text:span text:style-name="T53">объяснить</text:span> тонкости работы программы далее будут <text:span text:style-name="T53">использоваться</text:span> следующие термины:</text:p>
      <text:list xml:id="list8071717443827717381" text:style-name="L4">
        <text:list-item>
          <text:p text:style-name="P15"><text:span text:style-name="T16">И</text:span><text:span text:style-name="T17">сполняемый файл </text:span><text:span text:style-name="T43">или</text:span><text:span text:style-name="T17"> </text:span><text:span text:style-name="T22">бинарник</text:span><text:span text:style-name="T14">- файл</text:span>, содержащий программу в виде, в котором она может быть (после загрузки в память и настройки по месту) исполнена компьютером. <text:span text:style-name="T41">В данном контексте мы не будем относить этот термин к java бинарникам во избежания путаниц.</text:span></text:p>
        </text:list-item>
        <text:list-item>
          <text:p text:style-name="P15"><text:span text:style-name="T16">Графическое приложение </text:span><text:span text:style-name="T42">или </text:span><text:span text:style-name="T16">приложение</text:span><text:span text:style-name="T41"> <text:s/>- приложение отображающие информацию на экране телефона в понятном для пользователя виде.</text:span></text:p>
        </text:list-item>
        <text:list-item>
          <text:p text:style-name="P15"><text:span text:style-name="T16">Демон</text:span><text:span text:style-name="T41"> - это специальная программа работающая без контролирующего терминала. По иному программа выполняемая на заднем фоне. В нашем контексте не принципиально различать демона и обычную программу , но для правильности мы всё-таки будем.</text:span></text:p>
        </text:list-item>
      </text:list>
      <text:p text:style-name="P27"><text:tab/></text:p>
      <text:p text:style-name="P47"><text:span text:style-name="T45">2.1 </text:span>hidp_clientd.</text:p>
      <text:p text:style-name="P25"><text:tab/><text:span text:style-name="T24">hidp_clientd</text:span><text:span text:style-name="T41"> </text:span>это - демон устанавливающий <text:span text:style-name="T24">L2CAP</text:span> соединение и отсылающий поступающую к нему информацию (Подробнее о<text:span text:style-name="T23"> </text:span><text:span text:style-name="T32">L2CAP</text:span><text:span text:style-name="T44"> </text:span>см. <text:span text:style-name="T48">1.2</text:span>), <text:span text:style-name="T41">он хранится в виде бинарника в памяти телефона и запускается графическим интерфейсом при надобности</text:span>.<text:span text:style-name="T13"> Установление соединения осуществляется при помощи открытия двух сокетов </text:span><text:span text:style-name="T33">L2CAP</text:span><text:span text:style-name="T13">, с соответствующими </text:span><text:span text:style-name="T33">PSM</text:span><text:span text:style-name="T13">. Открытие сокета – операция требующая прав супер-пользователя, следовательно телефон на котором запущен </text:span><text:span text:style-name="T33">hidp_clientd</text:span><text:span text:style-name="T13"> должен иметь софт позволяющий запускать приложения с правами супер-пользователя, или по иному быть “рутнутым”.</text:span><text:span text:style-name="T33">hidp_clientd</text:span><text:span text:style-name="T13"> отдельный бинарник потому что стандартная программная среда Андроид не позволяет ни запускать приложения с правами супер-пользователя, ни создавать сокеты.</text:span></text:p>
      <text:p text:style-name="P21"/>
      <text:p text:style-name="P28"/>
      <text:p text:style-name="P48"><text:span text:style-name="T45">2.2 Г</text:span>рафический интерфейс.</text:p>
      <text:p text:style-name="P21"><text:tab/><text:span text:style-name="T13">Графический интерфейс – это приложение , которое считывает прикосновения пользователя и интерпретирует их, предварительно запустив демон. Это делается при помощи специальной java библиотеки. Далее данные записываются в специальный файл –</text:span><text:span text:style-name="T33"> fifo</text:span><text:span text:style-name="T13"> , откуда их позже считывает демон. При завершении сеанса демону отсылается специальный код, и он тоже прекращает работу.</text:span></text:p>
      <text:p text:style-name="P45"/>
      <text:p text:style-name="P49"><text:span text:style-name="T45">2.3 Attribute Changer</text:span>.</text:p>
      <text:p text:style-name="P26"><text:tab/><text:span text:style-name="T41">Эта часть программы в свою очередь состоит из двух частей: </text:span><text:span text:style-name="T24">бинарника</text:span><text:span text:style-name="T41">, который при запуске либо сменяет класс устройства и добавляет соответствующий</text:span><text:span text:style-name="T24"> SDP</text:span><text:span text:style-name="T41"> рекорд, либо удаляет рекорд и возвращает нужный класс и приложения , которое показывает пользователю нынешний класс устройства и предлагает его сменить (Подробнее о </text:span><text:span text:style-name="T24">SDP</text:span><text:span text:style-name="T41"> см. 1.1).</text:span></text:p>
      <text:p text:style-name="P26"/>
      <text:p text:style-name="P50">2.4 Обычный сеанс.</text:p>
      <text:p text:style-name="P29"><text:span text:style-name="T13">О</text:span>бычный сеанс работы с <text:span text:style-name="T23">Андроид-мышью</text:span> выглядит следующе.</text:p>
      <text:list xml:id="list2205356114541097400" text:style-name="L5">
        <text:list-item>
          <text:p text:style-name="P30">Пользователь запускает сменщик аттрибутов и меняет их так что-бы телефон стал мышью.</text:p>
        </text:list-item>
        <text:list-item>
          <text:p text:style-name="P30">В стандартном меню <text:span text:style-name="T34">Bluetooth</text:span><text:span text:style-name="T49"> </text:span>создаёт пару с желаемым устройством.</text:p>
        </text:list-item>
        <text:list-item>
          <text:p text:style-name="P30">Запускает основное приложение и в списке спаренных устройств выберает нужное.</text:p>
        </text:list-item>
        <text:list-item>
          <text:p text:style-name="P30"><text:soft-page-break/>Использует программу.</text:p>
        </text:list-item>
        <text:list-item>
          <text:p text:style-name="P30">При помощи стрелки “назад” завершает сеанс.</text:p>
        </text:list-item>
      </text:list>
      <text:p text:style-name="P18"><text:span text:style-name="T59"/></text:p>
      <text:p text:style-name="P18"><text:span text:style-name="T59">3 Описание процесса разработки, установки и </text:span><text:span text:style-name="T108">компиляции</text:span><text:span text:style-name="T109">.</text:span></text:p>
      <text:p text:style-name="P56"><text:span text:style-name="T62"><text:tab/>В этой секции документа </text:span><text:span text:style-name="T63">описан </text:span><text:span text:style-name="T64">процесс</text:span><text:span text:style-name="T63"> </text:span><text:span text:style-name="T66">разработки, </text:span><text:span text:style-name="T64">установки </text:span><text:span text:style-name="T65">и </text:span><text:span text:style-name="T83"><text:s/></text:span><text:span text:style-name="T110">компиляции</text:span><text:span text:style-name="T107"> </text:span><text:span text:style-name="T63">проекта</text:span><text:span text:style-name="T64">. </text:span><text:span text:style-name="T65">Важно различать принципиальную разницу между </text:span><text:span text:style-name="T66">последними</text:span><text:span text:style-name="T65"> двумя терминами. </text:span></text:p>
      <text:list xml:id="list757791068972871707" text:style-name="L9">
        <text:list-item>
          <text:p text:style-name="P76"><text:span text:style-name="T82">Процесс сборки </text:span><text:span text:style-name="T75">или</text:span><text:span text:style-name="T82"> компиляции</text:span><text:span text:style-name="T75"> - это процесс преобразования </text:span><text:span text:style-name="T74"><text:s/></text:span><text:span text:style-name="T75">исходного кода в бинарный код </text:span><text:span text:style-name="T76">понятый</text:span><text:span text:style-name="T75"> компьютеру.</text:span></text:p>
        </text:list-item>
        <text:list-item>
          <text:p text:style-name="P77"><text:span text:style-name="T81">Процесс установки -</text:span><text:span text:style-name="T71"> это </text:span><text:span text:style-name="T76">процесс</text:span><text:span text:style-name="T71"> перенесения </text:span><text:span text:style-name="T76">уже скомпилированных файлов в нужное место, под нужным местом подразумевается некий заранее обусловленный каталог, откуда они будут с читаны и интерпретированы.</text:span></text:p>
        </text:list-item>
      </text:list>
      <text:p text:style-name="P78"><text:span text:style-name="T76"/></text:p>
      <text:p text:style-name="P78"><text:span text:style-name="T76"/></text:p>
      <text:p text:style-name="P78"><text:span text:style-name="T76"/></text:p>
      <text:p text:style-name="P42"><text:span text:style-name="T7">3.1 Использованные <text:s/>программы.</text:span></text:p>
      <text:p text:style-name="P42"><text:span text:style-name="T7"/></text:p>
      <text:p text:style-name="P80"><text:span text:style-name="T71">Тут мы не будем входить в подробности работы программ </text:span><text:span text:style-name="T77">использованных для </text:span><text:span text:style-name="T71"><text:s/></text:span><text:span text:style-name="T77">разработки, </text:span><text:span text:style-name="T74">установки </text:span><text:span text:style-name="T75">и сборки </text:span><text:span text:style-name="T73">проекта</text:span><text:span text:style-name="T71">, ограничимся только их кратким описанием.</text:span></text:p>
      <text:list xml:id="list3125001330025846946" text:style-name="L10">
        <text:list-item>
          <text:p text:style-name="P87"><text:span text:style-name="T86">a</text:span><text:span text:style-name="T85">rm-linux-gnueabi-gcc — </text:span><text:span text:style-name="T93">кросс компилятор пригодный для компиляции кода для</text:span><text:span text:style-name="T86"> arm <text:s/></text:span><text:span text:style-name="T93">процессоров (именно на </text:span><text:span text:style-name="T86">arm</text:span><text:span text:style-name="T93"> работает </text:span><text:span text:style-name="T95">большинство</text:span><text:span text:style-name="T93"> телефонов), </text:span><text:span text:style-name="T94">использовался </text:span><text:span text:style-name="T93">д</text:span><text:span text:style-name="T94">ля компиляции </text:span><text:span text:style-name="T85">hidp_clientd</text:span><text:span text:style-name="T94"> и </text:span><text:span text:style-name="T85">attributeChanger.</text:span></text:p>
        </text:list-item>
        <text:list-item>
          <text:p text:style-name="P88"><text:span text:style-name="T89">П</text:span><text:span text:style-name="T90">акет программ</text:span><text:span text:style-name="T86"> </text:span><text:span text:style-name="T84">Android SDK</text:span><text:span text:style-name="T88"> </text:span><text:span text:style-name="T90">от Google использовался <text:s/>для разработки графических приложений на Андроид.</text:span></text:p>
        </text:list-item>
        <text:list-item>
          <text:p text:style-name="P92"><text:span text:style-name="T92">Make</text:span><text:span text:style-name="T88"> — удобная утилита для написания скриптов установки </text:span><text:span text:style-name="T92">и сборки проектов</text:span><text:span text:style-name="T88">.</text:span></text:p>
        </text:list-item>
      </text:list>
      <text:p text:style-name="P89"><text:span text:style-name="T88">Из последнего нужно выделить утилиту</text:span><text:span text:style-name="T84"> adb </text:span><text:span text:style-name="T87">и EclibseIDE</text:span><text:span text:style-name="T84">.</text:span></text:p>
      <text:list xml:id="list8622788273452371525" text:style-name="L12">
        <text:list-item>
          <text:p text:style-name="P91"><text:span text:style-name="T87">EclibseIDE* — </text:span><text:span text:style-name="T96">графическая программа позволяющая удобно писать, компилировать и устанавливать код. Процесс сборки приложения </text:span><text:span text:style-name="T95">под Андроид </text:span><text:span text:style-name="T96">это процесс </text:span><text:span text:style-name="T95">компиляции некоторых файлов и </text:span><text:span text:style-name="T96">перенесения </text:span><text:span text:style-name="T95">их в </text:span><text:span text:style-name="T96"><text:s/>файл с расширением </text:span><text:span text:style-name="T87">.apk </text:span><text:span text:style-name="T96">.</text:span></text:p>
        </text:list-item>
      </text:list>
      <text:list xml:id="list2497550301564294339" text:style-name="L11">
        <text:list-item>
          <text:p text:style-name="P90"><text:span text:style-name="T90">Adb (Android Debug Bridge) - утилита позволяющая переносить файлы на устройство с Андроидом и устанавливать </text:span><text:span text:style-name="T91">и собирать</text:span><text:span text:style-name="T87"> файл с расширением .apk .</text:span><text:span text:style-name="T90"> Это утилита командной строки, что позволяет использовать её в скриптах.</text:span></text:p>
          <text:p text:style-name="P90"><text:span text:style-name="T90"/></text:p>
        </text:list-item>
      </text:list>
      <text:p text:style-name="P98"><text:span text:style-name="T117">*</text:span><text:span text:style-name="T113">Если бть точным то это специальная </text:span><text:span text:style-name="T112">версия </text:span><text:span text:style-name="T117">Eclipse IDE</text:span><text:span text:style-name="T112"> <text:s/>со встроенными </text:span><text:span text:style-name="T113">программами</text:span><text:span text:style-name="T112"> разработки под андроид, </text:span><text:span text:style-name="T113">для удобства </text:span><text:span text:style-name="T114">тут</text:span><text:span text:style-name="T113"> она будет назваться просто <text:s/></text:span><text:span text:style-name="T117">Eclipse IDE.</text:span></text:p>
      <text:p text:style-name="P93"><text:span text:style-name="T101">3.2 </text:span><text:span text:style-name="T102">Процесс </text:span><text:span text:style-name="T101">разработки</text:span><text:span text:style-name="T102">.</text:span></text:p>
      <text:p text:style-name="P93"><text:span text:style-name="T102"><text:tab/></text:span><text:span text:style-name="T103">Графические приложения были написаны и </text:span><text:span text:style-name="T104">скомпилированы</text:span><text:span text:style-name="T103"> в </text:span><text:span text:style-name="T84">Eclibse IDE</text:span><text:span text:style-name="T103">.</text:span></text:p>
      <text:p text:style-name="P95"><text:span text:style-name="T101">Программы хранящиеся в бинарном виде были написаны в текстовом редакторе.</text:span></text:p>
      <text:p text:style-name="P95"><text:span text:style-name="T101"/></text:p>
      <text:p text:style-name="P93"><text:span text:style-name="T101">3.3 </text:span><text:span text:style-name="T102">Процесс </text:span><text:span text:style-name="T101">компиляции</text:span><text:span text:style-name="T102">.</text:span></text:p>
      <text:p text:style-name="P94"><text:span text:style-name="T102"><text:tab/></text:span><text:span text:style-name="T106">adb</text:span><text:span text:style-name="T103"> компилирует графические приложения , а </text:span><text:span text:style-name="T86">a</text:span><text:span text:style-name="T85">rm-linux-gnueabi-gcc</text:span><text:span text:style-name="T103"> компилирует программы хранящиеся в бинарном.</text:span></text:p>
      <text:p text:style-name="P93"/>
      <text:p text:style-name="P93"><text:span text:style-name="T102">3.</text:span><text:span text:style-name="T101">4</text:span><text:span text:style-name="T102"> Процесс </text:span><text:span text:style-name="T101">установки</text:span><text:span text:style-name="T102">.</text:span></text:p>
      <text:p text:style-name="P93"><text:soft-page-break/><text:span text:style-name="T102"><text:tab/></text:span><text:span text:style-name="T106">adb</text:span><text:span text:style-name="T103"> устанавливает графические приложения , и <text:s/>переносит программы хранящиеся в бинарном </text:span><text:span text:style-name="T104">виде</text:span><text:span text:style-name="T103">.</text:span></text:p>
      <text:p text:style-name="P93"><text:span text:style-name="T102"/></text:p>
      <text:list xml:id="list214247602315589" text:continue-list="list3125001330025846946" text:style-name="L10">
        <text:list-header>
          <text:p text:style-name="P79"><text:span text:style-name="T74"/></text:p>
        </text:list-header>
      </text:list>
      <text:p text:style-name="P57"><text:span text:style-name="T65"/></text:p>
      <text:p text:style-name="P97"><text:span text:style-name="T117"/></text:p>
      <text:p text:style-name="P55"><text:span text:style-name="T64"/></text:p>
      <text:p text:style-name="P54"><text:span text:style-name="T83">4 Описание файлов проекта.</text:span></text:p>
      <text:p text:style-name="P1"><text:span text:style-name="T61"><text:tab/></text:span><text:span text:style-name="T72">В этой секции документа </text:span><text:span text:style-name="T73">описана «файловая структура» проекта, чтобы более полно понять эту часть документа советуется </text:span><text:span text:style-name="T74">предварительно</text:span><text:span text:style-name="T73"> ознакомится с секцией № 2. </text:span><text:span text:style-name="T74">Для большей ясности ниже после названия папки будет стоять знак деления (</text:span><text:span text:style-name="T70">имя-папки</text:span><text:span text:style-name="T74">/).</text:span></text:p>
      <text:p text:style-name="P1"><text:span text:style-name="T68"/></text:p>
      <text:list xml:id="list2390271827427485751" text:style-name="L7">
        <text:list-item>
          <text:p text:style-name="P74"><text:span text:style-name="T69">build/ <text:s/>-</text:span><text:span text:style-name="T70"> </text:span><text:span text:style-name="T79">в этой директории хранятся скомпилированные файлы готовые к установке на устройство.</text:span></text:p>
        </text:list-item>
        <text:list-item>
          <text:p text:style-name="P72"><text:span text:style-name="T70">s</text:span><text:span text:style-name="T69">rc/ - </text:span><text:span text:style-name="T79">в этой директории хранится исходный код из которого создаются файлы в директории build/</text:span><text:span text:style-name="T70">.</text:span></text:p>
          <text:list>
            <text:list-item>
              <text:p text:style-name="P81"><text:span text:style-name="T67">BecomeAMouse/, <text:s text:c="2"/>BluetoothMouse/ — </text:span><text:span text:style-name="T78">каталоги с кодом графических приложений.</text:span></text:p>
            </text:list-item>
            <text:list-item>
              <text:p text:style-name="P81"><text:span text:style-name="T67">bin/ — </text:span><text:span text:style-name="T78">каталог с кодом бинарных приложений.</text:span></text:p>
            </text:list-item>
          </text:list>
        </text:list-item>
        <text:list-item>
          <text:p text:style-name="P73"><text:span text:style-name="T69">tools/ - </text:span><text:span text:style-name="T80"><text:s/></text:span><text:span text:style-name="T79">в этой директории хранятся файлы нужные для сборки файлов в каталоге build/.</text:span></text:p>
        </text:list-item>
        <text:list-item>
          <text:p text:style-name="P73"><text:span text:style-name="T69">tmp/ - <text:s/></text:span><text:span text:style-name="T79">эта директория нужна для временных файлов создаваемых во время процесса установки.</text:span></text:p>
        </text:list-item>
        <text:list-item>
          <text:p text:style-name="P73"><text:span text:style-name="T69">doc/ - </text:span><text:span text:style-name="T79">в этой директории хранится документация к проекту.</text:span></text:p>
        </text:list-item>
      </text:list>
      <text:p text:style-name="P71"><text:span text:style-name="T69"/></text:p>
      <text:list xml:id="list8109143299093380112" text:style-name="L6">
        <text:list-item>
          <text:p text:style-name="P75"><text:span text:style-name="T69">install.bat</text:span><text:span text:style-name="T70">,</text:span><text:span text:style-name="T69"> install.sh, Makefile - </text:span><text:span text:style-name="T79">файлы нужные для компиляции и <text:s/>установки проекта.</text:span></text:p>
        </text:list-item>
      </text:list>
      <text:list xml:id="list214248217732474" text:continue-list="list2390271827427485751" text:style-name="L7">
        <text:list-header>
          <text:p text:style-name="P74"><text:span text:style-name="T69"/></text:p>
        </text:list-header>
      </text:list>
      <text:p text:style-name="P71"><text:span text:style-name="T69"/></text:p>
      <text:list xml:id="list214248914667591" text:continue-list="list8109143299093380112" text:style-name="L6">
        <text:list-header>
          <text:p text:style-name="P70"><text:span text:style-name="T69"/></text:p>
          <text:p text:style-name="P39"><text:span text:style-name="T69"/></text:p>
        </text:list-header>
      </text:list>
      <text:list xml:id="list214247998169737" text:continue-list="list845607851181654257" text:style-name="L3">
        <text:list-header>
          <text:p text:style-name="P24"/>
        </text:list-header>
      </text:list>
      <text:p text:style-name="P58"><text:span text:style-name="T118">5 Ссылки на использованную литературу.</text:span></text:p>
      <text:p text:style-name="P10"><text:tab/><text:span text:style-name="T122">При разработке данного проекта в использовались следующие интернет — ресурсы :</text:span></text:p>
      <text:list xml:id="list1199816023885913754" text:style-name="L16">
        <text:list-item>
          <text:p text:style-name="P36">Спецификации Bluetooth:</text:p>
          <text:p text:style-name="P36"><text:a xlink:type="simple" xlink:href="https://www.bluetooth.org/">https://www.bluetooth.org/</text:a></text:p>
          <text:p text:style-name="P36"><text:a xlink:type="simple" xlink:href="http://www.palowireless.com/infotooth">http://www.palowireless.com/infotooth</text:a> </text:p>
        </text:list-item>
        <text:list-item>
          <text:p text:style-name="P36">Спецификации HID:</text:p>
          <text:p text:style-name="P36"><text:a xlink:type="simple" xlink:href="http://www.usb.org/developers/hidpage/">http://www.usb.org/developers/hidpage/</text:a></text:p>
        </text:list-item>
        <text:list-item>
          <text:p text:style-name="P36">Документация с официального портала Андроид:</text:p>
          <text:p text:style-name="P36"><text:a xlink:type="simple" xlink:href="http://developer.android.com/">http://developer.android.com/</text:a></text:p>
        </text:list-item>
        <text:list-item>
          <text:p text:style-name="P38">Википедия: </text:p>
          <text:p text:style-name="P38"><text:a xlink:type="simple" xlink:href="https://en.wikipedia.org/">https://en.wikipedia.org</text:a></text:p>
          <text:p text:style-name="P38"/>
        </text:list-item>
      </text:list>
      <text:p text:style-name="P37"/>
      <text:p text:style-name="P37">Автору трудно привести подробный список всех ресурсов, но вышеописанные были самыми <text:soft-page-break/>часто посещаемые <text:span text:style-name="T123">во время разработк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kySymbols" svg:font-family="ConkySymbols" style:font-pitch="fixed"/>
    <style:font-face style:name="Digital-7 Mono" svg:font-family="'Digital-7 Mono'" style:font-pitch="fixed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Bring tha noize" svg:font-family="'Bring tha noiz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AR PL UMing CN" style:font-family-asian="'AR PL UMing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AR PL UMing CN1" style:font-family-asian="'AR PL UMing CN'" style:font-family-generic-asian="modern" style:font-pitch-asian="fixed" style:font-size-asian="10pt" style:font-name-complex="Lohit Devanagari1" style:font-family-complex="'Lohit Devanagar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language="ru" fo:country="RU" officeooo:rsid="00193887" officeooo:paragraph-rsid="00193887"/>
    </style:style>
    <style:style style:name="MP2" style:family="paragraph" style:parent-style-name="Preformatted_20_Text">
      <style:text-properties fo:font-size="10.5pt" fo:font-weight="normal" officeooo:paragraph-rsid="00292d13" style:font-size-asian="10.5pt" style:font-weight-asian="normal" style:font-size-complex="10.5pt" style:font-weight-complex="normal"/>
    </style:style>
    <style:style style:name="MP3" style:family="paragraph" style:parent-style-name="Header">
      <style:text-properties fo:language="ru" fo:country="RU"/>
    </style:style>
    <style:style style:name="MP4" style:family="paragraph" style:parent-style-name="Standard">
      <style:paragraph-properties fo:text-align="justify" style:justify-single-word="false"/>
      <style:text-properties fo:language="ru" fo:country="RU" officeooo:rsid="00193887" officeooo:paragraph-rsid="0021b417"/>
    </style:style>
    <style:style style:name="MP5" style:family="paragraph" style:parent-style-name="Header">
      <style:text-properties fo:language="ru" fo:country="RU" officeooo:paragraph-rsid="0021b417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style:font-name="Liberation Serif" fo:language="ru" fo:country="RU" fo:font-style="italic" officeooo:rsid="00275204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06pt solid #000000" fo:border-bottom="none" fo:border-left="none" fo:border-right="none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order-top="0.06pt solid #000000" fo:border-bottom="0.06pt solid #000000" fo:border-left="none" fo:border-right="none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35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fo:border-top="0.06pt solid #000000" fo:border-bottom="0.06pt solid #000000" fo:border-left="none" fo:border-right="none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top="0.1965in"/>
      </style:footer-style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>
      <style:footer>
        <text:p text:style-name="MP1"><text:span text:style-name="MT1"/></text:p>
      </style:footer>
    </style:master-page>
    <style:master-page style:name="Footnote" style:page-layout-name="Mpm2" style:next-style-name="Index">
      <style:footer>
        <text:p text:style-name="MP2"><text:span text:style-name="MT2"/></text:p>
      </style:footer>
    </style:master-page>
    <style:master-page style:name="Endnote" style:page-layout-name="Mpm3" style:next-style-name="Index">
      <style:header>
        <text:p text:style-name="MP3"/>
      </style:header>
      <style:footer>
        <text:p text:style-name="MP4"><text:span text:style-name="MT1"/></text:p>
      </style:footer>
    </style:master-page>
    <style:master-page style:name="Index" style:page-layout-name="Mpm4">
      <style:header>
        <text:p text:style-name="MP5"/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i </meta:initial-creator>
    <meta:creation-date>2014-01-14T13:16:25.824313098</meta:creation-date>
    <dc:date>2014-01-14T21:42:47.387002034</dc:date>
    <dc:creator>arseni </dc:creator>
    <meta:editing-duration>PT7H36M54S</meta:editing-duration>
    <meta:editing-cycles>31</meta:editing-cycles>
    <meta:generator>LibreOffice/4.1.4.2$Linux_X86_64 LibreOffice_project/410$Build-2</meta:generator>
    <meta:document-statistic meta:table-count="0" meta:image-count="0" meta:object-count="0" meta:page-count="7" meta:paragraph-count="132" meta:word-count="1665" meta:character-count="12279" meta:non-whitespace-character-count="10681"/>
  </office:meta>
</office:document-meta>
</file>